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 style:font-pitch="variable"/>
    <style:font-face style:name="DejaVu Sans Light" svg:font-family="'DejaVu Sans Light'" style:font-family-generic="swiss" style:font-pitch="variable"/>
    <style:font-face style:name="宋体1" svg:font-family="宋体" style:font-family-generic="swiss" style:font-pitch="variable"/>
    <style:font-face style:name="DejaVu Sans Light1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4.909cm"/>
    </style:style>
    <style:style style:name="co3" style:family="table-column">
      <style:table-column-properties fo:break-before="auto" style:column-width="7.442cm"/>
    </style:style>
    <style:style style:name="co4" style:family="table-column">
      <style:table-column-properties fo:break-before="auto" style:column-width="5.002cm"/>
    </style:style>
    <style:style style:name="co5" style:family="table-column">
      <style:table-column-properties fo:break-before="auto" style:column-width="12.598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3.859cm"/>
    </style:style>
    <style:style style:name="co9" style:family="table-column">
      <style:table-column-properties fo:break-before="auto" style:column-width="11.24cm"/>
    </style:style>
    <style:style style:name="co10" style:family="table-column">
      <style:table-column-properties fo:break-before="auto" style:column-width="3.489cm"/>
    </style:style>
    <style:style style:name="co11" style:family="table-column">
      <style:table-column-properties fo:break-before="auto" style:column-width="7.01cm"/>
    </style:style>
    <style:style style:name="co12" style:family="table-column">
      <style:table-column-properties fo:break-before="auto" style:column-width="13.354cm"/>
    </style:style>
    <style:style style:name="co13" style:family="table-column">
      <style:table-column-properties fo:break-before="auto" style:column-width="12.875cm"/>
    </style:style>
    <style:style style:name="co14" style:family="table-column">
      <style:table-column-properties fo:break-before="auto" style:column-width="8.615cm"/>
    </style:style>
    <style:style style:name="co15" style:family="table-column">
      <style:table-column-properties fo:break-before="auto" style:column-width="4.6cm"/>
    </style:style>
    <style:style style:name="co16" style:family="table-column">
      <style:table-column-properties fo:break-before="auto" style:column-width="12.104cm"/>
    </style:style>
    <style:style style:name="ro4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3" style:family="table" style:master-page-name="PageStyle_5f_Doc_20_Plan">
      <style:table-properties table:display="true" style:writing-mode="lr-tb"/>
    </style:style>
    <style:style style:name="ta2" style:family="table" style:master-page-name="PageStyle_5f_Port_20_Plan">
      <style:table-properties table:display="true" style:writing-mode="lr-tb"/>
    </style:style>
    <style:style style:name="ta4" style:family="table" style:master-page-name="PageStyle_5f_Testing_20_Plan">
      <style:table-properties table:display="true" style:writing-mode="lr-tb"/>
    </style:style>
    <style:style style:name="ce1" style:family="table-cell" style:parent-style-name="Default">
      <style:table-cell-properties fo:border-bottom="2.49pt solid #000000" fo:background-color="#bfbfbf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2.49pt solid #000000" fo:background-color="#bfbfbf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ext-properties style:font-name="宋体1" style:font-name-asian="DejaVu Sans Light1" style:font-name-complex="Lohit Hindi"/>
    </style:style>
    <style:style style:name="ce6" style:family="table-cell" style:parent-style-name="Default">
      <style:table-cell-properties fo:border-bottom="2.49pt solid #000000" fo:background-color="#bfbfbf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  <style:map style:condition="cell-content()=&quot;NotStart&quot;" style:apply-style-name="ConditionalStyle_5f_8" style:base-cell-address="'Port Plan'.A1"/>
      <style:map style:condition="cell-content()=&quot;Completed&quot;" style:apply-style-name="ConditionalStyle_5f_7" style:base-cell-address="'Port Plan'.A1"/>
      <style:map style:condition="cell-content()=&quot;Processing&quot;" style:apply-style-name="ConditionalStyle_5f_6" style:base-cell-address="'Port Plan'.A1"/>
    </style:style>
    <style:style style:name="ce7" style:family="table-cell" style:parent-style-name="Default">
      <style:map style:condition="cell-content()=&quot;NotStart&quot;" style:apply-style-name="ConditionalStyle_5f_8" style:base-cell-address="'Port Plan'.A1"/>
      <style:map style:condition="cell-content()=&quot;Completed&quot;" style:apply-style-name="ConditionalStyle_5f_7" style:base-cell-address="'Port Plan'.A1"/>
      <style:map style:condition="cell-content()=&quot;Processing&quot;" style:apply-style-name="ConditionalStyle_5f_6" style:base-cell-address="'Port Plan'.A1"/>
    </style:style>
    <style:style style:name="ce8" style:family="table-cell" style:parent-style-name="Default">
      <style:map style:condition="cell-content()=&quot;NotStart&quot;" style:apply-style-name="ConditionalStyle_5f_8" style:base-cell-address="'Port Plan'.A1"/>
      <style:map style:condition="cell-content()=&quot;Completed&quot;" style:apply-style-name="ConditionalStyle_5f_7" style:base-cell-address="'Port Plan'.A1"/>
      <style:map style:condition="cell-content()=&quot;Processing&quot;" style:apply-style-name="ConditionalStyle_5f_6" style:base-cell-address="'Port Plan'.A1"/>
    </style:style>
    <style:style style:name="ce9" style:family="table-cell" style:parent-style-name="Default">
      <style:map style:condition="cell-content()=&quot;NotStart&quot;" style:apply-style-name="ConditionalStyle_5f_8" style:base-cell-address="'Port Plan'.A1"/>
      <style:map style:condition="cell-content()=&quot;Completed&quot;" style:apply-style-name="ConditionalStyle_5f_7" style:base-cell-address="'Port Plan'.A1"/>
      <style:map style:condition="cell-content()=&quot;Processing&quot;" style:apply-style-name="ConditionalStyle_5f_6" style:base-cell-address="'Port Plan'.A1"/>
    </style:style>
    <style:style style:name="ce10" style:family="table-cell" style:parent-style-name="Default">
      <style:table-cell-properties fo:border-bottom="2.49pt solid #000000" fo:background-color="#bfbfbf" style:diagonal-bl-tr="none" style:diagonal-tl-br="none" fo:border-left="0.99pt solid #000000" fo:border-right="2.49pt solid #000000" style:rotation-align="none" fo:border-top="2.49pt solid #000000"/>
      <style:text-properties fo:color="#000000" style:text-outline="false" style:text-line-through-styl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map style:condition="cell-content()=&quot;NotStart&quot;" style:apply-style-name="ConditionalStyle_5f_8" style:base-cell-address="'Port Plan'.A1"/>
      <style:map style:condition="cell-content()=&quot;Completed&quot;" style:apply-style-name="ConditionalStyle_5f_7" style:base-cell-address="'Port Plan'.A1"/>
      <style:map style:condition="cell-content()=&quot;Processing&quot;" style:apply-style-name="ConditionalStyle_5f_6" style:base-cell-address="'Port Plan'.A1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宋体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fo:background-color="#bfbfbf" style:diagonal-bl-tr="none" style:diagonal-tl-br="none" fo:border="0.99pt solid #000000" style:rotation-align="none"/>
      <style:text-properties fo:color="#000000" style:text-outline="false" style:text-line-through-styl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bfbfbf" style:diagonal-bl-tr="none" style:diagonal-tl-br="none" fo:border="0.99pt solid #000000" style:rotation-align="none"/>
      <style:text-properties fo:color="#000000" style:text-outline="false" style:text-line-through-styl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  <style:map style:condition="cell-content()=&quot;NotStart&quot;" style:apply-style-name="ConditionalStyle_5f_5" style:base-cell-address="'Port Plan'.A1"/>
      <style:map style:condition="cell-content()=&quot;Completed&quot;" style:apply-style-name="ConditionalStyle_5f_4" style:base-cell-address="'Port Plan'.A1"/>
      <style:map style:condition="cell-content()=&quot;Processing&quot;" style:apply-style-name="ConditionalStyle_5f_3" style:base-cell-address="'Port Plan'.A1"/>
      <style:map style:condition="cell-content()=&quot;Invalid&quot;" style:apply-style-name="ConditionalStyle_5f_2" style:base-cell-address="'Port Plan'.A1"/>
      <style:map style:condition="cell-content()=&quot;Completed&quot;" style:apply-style-name="ConditionalStyle_5f_1" style:base-cell-address="'Port Plan'.A1"/>
    </style:style>
    <style:style style:name="ce17" style:family="table-cell" style:parent-style-name="Default">
      <style:map style:condition="cell-content()=&quot;NotStart&quot;" style:apply-style-name="ConditionalStyle_5f_5" style:base-cell-address="'Port Plan'.A1"/>
      <style:map style:condition="cell-content()=&quot;Completed&quot;" style:apply-style-name="ConditionalStyle_5f_4" style:base-cell-address="'Port Plan'.A1"/>
      <style:map style:condition="cell-content()=&quot;Processing&quot;" style:apply-style-name="ConditionalStyle_5f_3" style:base-cell-address="'Port Plan'.A1"/>
      <style:map style:condition="cell-content()=&quot;Invalid&quot;" style:apply-style-name="ConditionalStyle_5f_2" style:base-cell-address="'Port Plan'.A1"/>
      <style:map style:condition="cell-content()=&quot;Completed&quot;" style:apply-style-name="ConditionalStyle_5f_1" style:base-cell-address="'Port Plan'.A1"/>
    </style:style>
    <style:style style:name="ce18" style:family="table-cell" style:parent-style-name="Default">
      <style:map style:condition="cell-content()=&quot;NotStart&quot;" style:apply-style-name="ConditionalStyle_5f_5" style:base-cell-address="'Port Plan'.A1"/>
      <style:map style:condition="cell-content()=&quot;Completed&quot;" style:apply-style-name="ConditionalStyle_5f_4" style:base-cell-address="'Port Plan'.A1"/>
      <style:map style:condition="cell-content()=&quot;Processing&quot;" style:apply-style-name="ConditionalStyle_5f_3" style:base-cell-address="'Port Plan'.A1"/>
    </style:style>
    <style:style style:name="T1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宋体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000000" style:text-outline="false" style:text-line-through-style="none" style:text-position="0% 100%" style:font-name="宋体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宋体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color="#000000" style:text-outline="false" style:text-line-through-style="none" style:text-position="0% 100%" style:font-name="宋体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otStart&quot;;&quot;Processing&quot;;&quot;Completed&quot;;&quot;Invalid&quot;)" table:allow-empty-cell="true" table:display-list="unsorted" table:base-cell-address="'Port Plan'.A1">
          <table:help-message table:display="true"/>
          <table:error-message table:message-type="stop" table:display="true"/>
        </table:content-validation>
        <table:content-validation table:name="val2" table:condition="of:cell-content-is-in-list(&quot;NotStart&quot;;&quot;Processing&quot;;&quot;Completed&quot;)" table:allow-empty-cell="true" table:display-list="unsorted" table:base-cell-address="'Port Plan'.A1">
          <table:help-message table:display="true"/>
          <table:error-message table:message-type="stop" table:display="true"/>
        </table:content-validation>
        <table:content-validation table:name="val3" table:condition="of:cell-content-is-in-list(&quot;NotStart&quot;;&quot;Processing&quot;;&quot;Complete&quot;)" table:allow-empty-cell="true" table:display-list="unsorted" table:base-cell-address="'Port Plan'.A1">
          <table:help-message table:display="true"/>
          <table:error-message table:message-type="stop" table:display="true"/>
        </table:content-validation>
      </table:content-validations>
      <table:table table:name="Port Plan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8"/>
        <table:table-column table:style-name="co9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Ported Name</text:p>
          </table:table-cell>
          <table:table-cell table:style-name="ce3" office:value-type="string">
            <text:p>Decription</text:p>
          </table:table-cell>
          <table:table-cell table:style-name="ce6" office:value-type="string">
            <text:p>Port Status</text:p>
          </table:table-cell>
          <table:table-cell table:style-name="ce6" office:value-type="string">
            <text:p>Review</text:p>
          </table:table-cell>
          <table:table-cell table:style-name="ce10" office:value-type="string">
            <text:p>Note</text:p>
          </table:table-cell>
          <table:table-cell table:style-name="ce12" table:number-columns-repeated="1017"/>
        </table:table-row>
        <table:table-row table:style-name="ro3">
          <table:table-cell table:style-name="ce2" office:value-type="string">
            <text:p>Function</text:p>
          </table:table-cell>
          <table:table-cell table:style-name="ce4" table:number-columns-repeated="3"/>
          <table:table-cell table:style-name="ce7" table:content-validation-name="val1" office:value-type="string">
            <text:p>Processing</text:p>
          </table:table-cell>
          <table:table-cell table:content-validation-name="val2" office:value-type="string">
            <text:p>NotStart</text:p>
          </table:table-cell>
          <table:table-cell table:style-name="ce4"/>
          <table:table-cell table:number-columns-repeated="1017"/>
        </table:table-row>
        <table:table-row-group>
          <table:table-row table:style-name="ro5">
            <table:table-cell/>
            <table:table-cell office:value-type="string">
              <text:p>vpi_handle_by_name</text:p>
            </table:table-cell>
            <table:table-cell office:value-type="string">
              <text:p>HandleByName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handle_by_index</text:p>
            </table:table-cell>
            <table:table-cell office:value-type="string">
              <text:p>HandleByIndex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handle</text:p>
            </table:table-cell>
            <table:table-cell office:value-type="string">
              <text:p>Handle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handle_multi</text:p>
            </table:table-cell>
            <table:table-cell office:value-type="string">
              <text:p>HandleMulti</text:p>
            </table:table-cell>
            <table:table-cell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iterate</text:p>
            </table:table-cell>
            <table:table-cell office:value-type="string">
              <text:p>Iterate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scan</text:p>
            </table:table-cell>
            <table:table-cell office:value-type="string">
              <text:p>Scan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</text:p>
            </table:table-cell>
            <table:table-cell office:value-type="string">
              <text:p>Get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str</text:p>
            </table:table-cell>
            <table:table-cell office:value-type="string">
              <text:p>GetStr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64</text:p>
            </table:table-cell>
            <table:table-cell office:value-type="string">
              <text:p>Get64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register_cb</text:p>
            </table:table-cell>
            <table:table-cell office:value-type="string">
              <text:p>RegisterCb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remove_cb</text:p>
            </table:table-cell>
            <table:table-cell office:value-type="string">
              <text:p>RemoveCb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cb_info</text:p>
            </table:table-cell>
            <table:table-cell office:value-type="string">
              <text:p>GetCbInfo</text:p>
            </table:table-cell>
            <table:table-cell table:style-name="ce5" office:value-type="string">
              <text:p>This is no need to port this function, pyvpi will store this info.</text:p>
            </table:table-cell>
            <table:table-cell table:style-name="ce7" table:content-validation-name="val1" office:value-type="string">
              <text:p>Invali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register_systf</text:p>
            </table:table-cell>
            <table:table-cell office:value-type="string">
              <text:p>RegisterSysTf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systf_info</text:p>
            </table:table-cell>
            <table:table-cell/>
            <table:table-cell office:value-type="string">
              <text:p>This is no need to port this function, pyvpi will store this info.</text:p>
            </table:table-cell>
            <table:table-cell table:style-name="ce7" table:content-validation-name="val1" office:value-type="string">
              <text:p>Invali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delays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delays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value</text:p>
            </table:table-cell>
            <table:table-cell table:number-columns-repeated="2"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value</text:p>
            </table:table-cell>
            <table:table-cell table:number-columns-repeated="2"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value_array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value_array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time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open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close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name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printf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rintf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compare_objects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chk_error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free_object</text:p>
            </table:table-cell>
            <table:table-cell/>
            <table:table-cell office:value-type="string">
              <text:p>The handle will be automatic release.</text:p>
            </table:table-cell>
            <table:table-cell table:style-name="ce7" table:content-validation-name="val1" office:value-type="string">
              <text:p>Invalid</text:p>
            </table:table-cell>
            <table:table-cell table:content-validation-name="val2" office:value-type="string">
              <text:p>NotStart</text:p>
            </table:table-cell>
            <table:table-cell table:style-name="ce11" office:value-type="string">
              <text:p>The free function embedded in vpiHandle object.</text:p>
            </table:table-cell>
            <table:table-cell table:number-columns-repeated="1017"/>
          </table:table-row>
          <table:table-row table:style-name="ro5">
            <table:table-cell/>
            <table:table-cell office:value-type="string">
              <text:p>vpi_release_handle</text:p>
            </table:table-cell>
            <table:table-cell table:number-columns-repeated="2"/>
            <table:table-cell table:style-name="ce7" table:content-validation-name="val1" office:value-type="string">
              <text:p>Invalid</text:p>
            </table:table-cell>
            <table:table-cell table:content-validation-name="val2" office:value-type="string">
              <text:p>NotStart</text:p>
            </table:table-cell>
            <table:table-cell table:style-name="ce11" office:value-type="string">
              <text:p>The free function embedded in vpiHandle object.</text:p>
            </table:table-cell>
            <table:table-cell table:number-columns-repeated="1017"/>
          </table:table-row>
          <table:table-row table:style-name="ro5">
            <table:table-cell/>
            <table:table-cell office:value-type="string">
              <text:p>vpi_get_vlog_info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data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data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userdata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userdata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vprintf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vprintf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flush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flush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control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handle_by_multi_index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</table:table-row-group>
        <table:table-row table:style-name="ro3">
          <table:table-cell table:style-name="ce2" office:value-type="string">
            <text:p>Data Structure</text:p>
          </table:table-cell>
          <table:table-cell table:number-columns-repeated="3"/>
          <table:table-cell table:style-name="ce7" table:content-validation-name="val1" office:value-type="string">
            <text:p>Processing</text:p>
          </table:table-cell>
          <table:table-cell table:content-validation-name="val2" office:value-type="string">
            <text:p>NotStart</text:p>
          </table:table-cell>
          <table:table-cell table:number-columns-repeated="1018"/>
        </table:table-row>
        <table:table-row-group>
          <table:table-row table:style-name="ro5">
            <table:table-cell/>
            <table:table-cell office:value-type="string">
              <text:p>vpi_value</text:p>
            </table:table-cell>
            <table:table-cell table:number-columns-repeated="2"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time</text:p>
            </table:table-cell>
            <table:table-cell table:number-columns-repeated="2"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vector</text:p>
            </table:table-cell>
            <table:table-cell table:number-columns-repeated="2"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style-name="ce11" office:value-type="string">
              <text:p>Need change value from list to tuple.</text:p>
            </table:table-cell>
            <table:table-cell table:number-columns-repeated="1017"/>
          </table:table-row>
          <table:table-row table:style-name="ro5">
            <table:table-cell/>
            <table:table-cell office:value-type="string">
              <text:p>vpi_strengthval</text:p>
            </table:table-cell>
            <table:table-cell table:number-columns-repeated="2"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cb_data</text:p>
            </table:table-cell>
            <table:table-cell table:number-columns-repeated="2"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delays</text:p>
            </table:table-cell>
            <table:table-cell table:number-columns-repeated="2"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style-name="ce11" office:value-type="string">
              <text:p>Use tuple store delays.</text:p>
            </table:table-cell>
            <table:table-cell table:number-columns-repeated="1017"/>
          </table:table-row>
          <table:table-row table:style-name="ro5">
            <table:table-cell/>
            <table:table-cell office:value-type="string">
              <text:p>vpi_arrayvalue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systf_data</text:p>
            </table:table-cell>
            <table:table-cell office:value-type="string">
              <text:p>SysTfData</text:p>
            </table:table-cell>
            <table:table-cell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vlog_info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error_info</text:p>
            </table:table-cell>
            <table:table-cell table:number-columns-repeated="2"/>
            <table:table-cell table:style-name="ce7" table:content-validation-name="val1" office:value-type="string">
              <text:p>NotStart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handle</text:p>
            </table:table-cell>
            <table:table-cell table:number-columns-repeated="2"/>
            <table:table-cell table:style-name="ce7" table:content-validation-name="val1" office:value-type="string">
              <text:p>Completed</text:p>
            </table:table-cell>
            <table:table-cell table:content-validation-name="val2" office:value-type="string">
              <text:p>NotStart</text:p>
            </table:table-cell>
            <table:table-cell table:number-columns-repeated="1018"/>
          </table:table-row>
        </table:table-row-group>
        <table:table-row table:style-name="ro5">
          <table:table-cell table:number-columns-repeated="4"/>
          <table:table-cell table:style-name="ce7" table:content-validation-name="val1" office:value-type="string">
            <text:p>NotStart</text:p>
          </table:table-cell>
          <table:table-cell table:content-validation-name="val2" office:value-type="string">
            <text:p>NotStart</text:p>
          </table:table-cell>
          <table:table-cell table:number-columns-repeated="1018"/>
        </table:table-row>
        <table:table-row table:style-name="ro4" table:number-rows-repeated="27">
          <table:table-cell table:number-columns-repeated="4"/>
          <table:table-cell table:style-name="ce8" table:content-validation-name="val2"/>
          <table:table-cell table:content-validation-name="val2"/>
          <table:table-cell table:number-columns-repeated="1018"/>
        </table:table-row>
        <table:table-row table:style-name="ro4" table:number-rows-repeated="1048492">
          <table:table-cell table:number-columns-repeated="4"/>
          <table:table-cell table:content-validation-name="val3"/>
          <table:table-cell table:content-validation-name="val2"/>
          <table:table-cell table:number-columns-repeated="1018"/>
        </table:table-row>
        <table:table-row table:style-name="ro4">
          <table:table-cell table:number-columns-repeated="4"/>
          <table:table-cell table:content-validation-name="val3"/>
          <table:table-cell table:content-validation-name="val2"/>
          <table:table-cell table:number-columns-repeated="1018"/>
        </table:table-row>
      </table:table>
      <table:table table:name="Testing Plan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17" table:default-cell-style-name="Default"/>
        <table:table-row table:style-name="ro2">
          <table:table-cell table:style-name="ce13" office:value-type="string">
            <text:p>Type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Test Points Decription</text:p>
          </table:table-cell>
          <table:table-cell table:style-name="ce13" office:value-type="string">
            <text:p>Decription</text:p>
          </table:table-cell>
          <table:table-cell table:style-name="ce13" office:value-type="string">
            <text:p>Test Name</text:p>
          </table:table-cell>
          <table:table-cell table:style-name="ce16" office:value-type="string">
            <text:p>Status</text:p>
          </table:table-cell>
          <table:table-cell table:style-name="ce13" office:value-type="string">
            <text:p>Not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Function</text:p>
          </table:table-cell>
          <table:table-cell table:style-name="ce4" table:number-columns-repeated="4"/>
          <table:table-cell table:style-name="ce17" table:content-validation-name="val1" office:value-type="string">
            <text:p>NotStart</text:p>
          </table:table-cell>
          <table:table-cell table:style-name="ce4"/>
          <table:table-cell table:number-columns-repeated="1017"/>
        </table:table-row>
        <table:table-row-group>
          <table:table-row table:style-name="ro6">
            <table:table-cell/>
            <table:table-cell office:value-type="string">
              <text:p>vpi_handle_by_name</text:p>
            </table:table-cell>
            <table:table-cell table:style-name="ce14" office:value-type="string">
              <text:p>This function can be applied to all objects with<text:span text:style-name="T1"> </text:span><text:span text:style-name="T2">a fullname property</text:span><text:span text:style-name="T3">.</text:span></text:p>
            </table:table-cell>
            <table:table-cell table:number-columns-repeated="2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7">
            <table:table-cell table:number-columns-repeated="2"/>
            <table:table-cell table:style-name="ce14" office:value-type="string">
              <text:p>When scope is NULL,</text:p>
              <text:p>The function will return a right handle with a right hierarchy full name, and will search within that scope if scope is supported.</text:p>
            </table:table-cell>
            <table:table-cell table:number-columns-repeated="2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6">
            <table:table-cell table:number-columns-repeated="2"/>
            <table:table-cell table:style-name="ce14" office:value-type="string">
              <text:p>When access a protected scope object, an error will occur.</text:p>
            </table:table-cell>
            <table:table-cell table:number-columns-repeated="2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7">
            <table:table-cell/>
            <table:table-cell office:value-type="string">
              <text:p>vpi_handle_by_index</text:p>
            </table:table-cell>
            <table:table-cell table:style-name="ce15" office:value-type="string">
              <text:p>The VPI routine<text:span text:style-name="T4"> vpi_handle_by_index() </text:span><text:span text:style-name="T5">shall return a handle to </text:span><text:span text:style-name="T2">an object based on the index number of the object within the reference object, obj. </text:span></text:p>
            </table:table-cell>
            <table:table-cell table:number-columns-repeated="2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6">
            <table:table-cell table:number-columns-repeated="2"/>
            <table:table-cell table:style-name="ce15" office:value-type="string">
              <text:p>Access a object without a legal SystemVerilog index select object, Null will return.</text:p>
            </table:table-cell>
            <table:table-cell table:number-columns-repeated="2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 table:number-columns-repeated="2"/>
            <table:table-cell table:style-name="ce15" office:value-type="string">
              <text:p>Access a vector bit successful.</text:p>
            </table:table-cell>
            <table:table-cell table:number-columns-repeated="2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 table:number-columns-repeated="2"/>
            <table:table-cell table:style-name="ce15" office:value-type="string">
              <text:p>Access an array element successful.</text:p>
            </table:table-cell>
            <table:table-cell table:number-columns-repeated="2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handl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handle_multi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iterat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scan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str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64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register_cb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remove_cb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cb_info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register_systf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systf_info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delays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delays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valu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valu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value_array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value_array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tim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open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clos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nam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printf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rintf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compare_objects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chk_error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free_object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style-name="ce18"/>
            <table:table-cell table:number-columns-repeated="1017"/>
          </table:table-row>
          <table:table-row table:style-name="ro5">
            <table:table-cell/>
            <table:table-cell office:value-type="string">
              <text:p>vpi_release_handl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style-name="ce18"/>
            <table:table-cell table:number-columns-repeated="1017"/>
          </table:table-row>
          <table:table-row table:style-name="ro5">
            <table:table-cell/>
            <table:table-cell office:value-type="string">
              <text:p>vpi_get_vlog_info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data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data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get_userdata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put_userdata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vprintf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vprintf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flush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mcd_flush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control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handle_by_multi_index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</table:table-row-group>
        <table:table-row table:style-name="ro3">
          <table:table-cell table:style-name="ce2" office:value-type="string">
            <text:p>Data Structure</text:p>
          </table:table-cell>
          <table:table-cell table:number-columns-repeated="4"/>
          <table:table-cell table:style-name="ce17" table:content-validation-name="val1" office:value-type="string">
            <text:p>NotStart</text:p>
          </table:table-cell>
          <table:table-cell table:number-columns-repeated="1018"/>
        </table:table-row>
        <table:table-row-group>
          <table:table-row table:style-name="ro5">
            <table:table-cell/>
            <table:table-cell office:value-type="string">
              <text:p>vpi_valu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tim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vector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style-name="ce18"/>
            <table:table-cell table:number-columns-repeated="1017"/>
          </table:table-row>
          <table:table-row table:style-name="ro5">
            <table:table-cell/>
            <table:table-cell office:value-type="string">
              <text:p>vpi_strengthval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cb_data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delays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style-name="ce18"/>
            <table:table-cell table:number-columns-repeated="1017"/>
          </table:table-row>
          <table:table-row table:style-name="ro5">
            <table:table-cell/>
            <table:table-cell office:value-type="string">
              <text:p>vpi_arrayvalu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systf_data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vlog_info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error_info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  <table:table-row table:style-name="ro5">
            <table:table-cell/>
            <table:table-cell office:value-type="string">
              <text:p>vpi_handle</text:p>
            </table:table-cell>
            <table:table-cell table:number-columns-repeated="3"/>
            <table:table-cell table:style-name="ce17" table:content-validation-name="val1" office:value-type="string">
              <text:p>NotStart</text:p>
            </table:table-cell>
            <table:table-cell table:number-columns-repeated="1018"/>
          </table:table-row>
        </table:table-row-group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oc Plan" table:style-name="ta3">
        <table:table-column table:style-name="co8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宋体" svg:font-family="宋体" style:font-family-generic="modern" style:font-pitch="variable"/>
    <style:font-face style:name="DejaVu Sans Light" svg:font-family="'DejaVu Sans Light'" style:font-family-generic="swiss" style:font-pitch="variable"/>
    <style:font-face style:name="宋体1" svg:font-family="宋体" style:font-family-generic="swiss" style:font-pitch="variable"/>
    <style:font-face style:name="DejaVu Sans Light1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Light" fo:language="en" fo:country="US" style:font-name-asian="DejaVu Sans Light1" style:language-asian="zh" style:country-asian="CN" style:font-name-complex="DejaVu Sans Light1" style:language-complex="hi" style:country-complex="IN"/>
    </style:default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zh" number:country="CN">
      <number:number number:min-integer-digits="1"/>
    </number:number-style>
    <number:number-style style:name="N5118P0" style:volatile="true" number:language="zh" number:country="CN">
      <number:text>￥</number:text>
      <number:number number:decimal-places="0" number:min-integer-digits="1" number:grouping="true"/>
    </number:number-style>
    <number:number-style style:name="N5118" number:language="zh" number:country="CN">
      <number:text>￥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zh" number:country="CN">
      <number:text>￥</number:text>
      <number:number number:decimal-places="0" number:min-integer-digits="1" number:grouping="true"/>
    </number:number-style>
    <number:number-style style:name="N5119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19P0"/>
    </number:number-style>
    <number:number-style style:name="N5121P0" style:volatile="true" number:language="zh" number:country="CN">
      <number:text>￥</number:text>
      <number:number number:decimal-places="2" number:min-integer-digits="1" number:grouping="true"/>
    </number:number-style>
    <number:number-style style:name="N5121" number:language="zh" number:country="CN">
      <number:text>￥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zh" number:country="CN">
      <number:text>￥</number:text>
      <number:number number:decimal-places="2" number:min-integer-digits="1" number:grouping="true"/>
    </number:number-style>
    <number:number-style style:name="N5122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22P0"/>
    </number:number-style>
    <number:date-style style:name="N5123" number:language="zh" number:country="CN">
      <number:year number:style="long"/>
      <number:text>-</number:text>
      <number:month/>
      <number:text>-</number:text>
      <number:day/>
    </number:date-style>
    <number:date-style style:name="N5124" number:language="zh" number:country="CN">
      <number:day/>
      <number:text>-</number:text>
      <number:month number:textual="true"/>
      <number:text>-</number:text>
      <number:year/>
    </number:date-style>
    <number:date-style style:name="N5125" number:language="zh" number:country="CN">
      <number:day/>
      <number:text>-</number:text>
      <number:month number:textual="true"/>
    </number:date-style>
    <number:date-style style:name="N5126" number:language="zh" number:country="CN">
      <number:month number:textual="true"/>
      <number:text>-</number:text>
      <number:year/>
    </number:date-style>
    <number:time-style style:name="N5127" number:language="zh" number:country="CN">
      <number:hours/>
      <number:text>:</number:text>
      <number:minutes number:style="long"/>
      <number:text> </number:text>
      <number:am-pm/>
    </number:time-style>
    <number:time-style style:name="N5128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9" number:language="zh" number:country="CN">
      <number:hours/>
      <number:text>:</number:text>
      <number:minutes number:style="long"/>
    </number:time-style>
    <number:time-style style:name="N5130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31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33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3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4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34P0"/>
    </number:number-style>
    <number:number-style style:name="N5136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6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7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37P0"/>
    </number:number-style>
    <number:date-style style:name="N5138" number:language="zh" number:country="CN">
      <number:month/>
      <number:text>-</number:text>
      <number:day/>
      <number:text>-</number:text>
      <number:year/>
    </number:date-style>
    <number:time-style style:name="N5139" number:language="zh" number:country="CN">
      <number:hours/>
      <number:text>时</number:text>
      <number:minutes number:style="long"/>
      <number:text>分</number:text>
    </number:time-style>
    <number:time-style style:name="N514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41" number:language="zh" number:country="CN">
      <number:am-pm/>
      <number:hours/>
      <number:text>时</number:text>
      <number:minutes number:style="long"/>
      <number:text>分</number:text>
    </number:time-style>
    <number:time-style style:name="N514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43P0" style:volatile="true" number:language="zh" number:country="CN">
      <number:number number:decimal-places="0" number:min-integer-digits="1" number:grouping="true"/>
    </number:number-style>
    <number:number-style style:name="N5143" number:language="zh" number:country="CN">
      <number:text>-</number:text>
      <number:number number:decimal-places="0" number:min-integer-digits="1" number:grouping="true"/>
      <style:map style:condition="value()&gt;=0" style:apply-style-name="N5143P0"/>
    </number:number-style>
    <number:number-style style:name="N5144P0" style:volatile="true" number:language="zh" number:country="CN">
      <number:number number:decimal-places="0" number:min-integer-digits="1" number:grouping="true"/>
    </number:number-style>
    <number:number-style style:name="N5144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5144P0"/>
    </number:number-style>
    <number:number-style style:name="N5145P0" style:volatile="true" number:language="zh" number:country="CN">
      <number:number number:decimal-places="2" number:min-integer-digits="1" number:grouping="true"/>
    </number:number-style>
    <number:number-style style:name="N5145" number:language="zh" number:country="CN">
      <number:text>-</number:text>
      <number:number number:decimal-places="2" number:min-integer-digits="1" number:grouping="true"/>
      <style:map style:condition="value()&gt;=0" style:apply-style-name="N5145P0"/>
    </number:number-style>
    <number:number-style style:name="N5146P0" style:volatile="true" number:language="zh" number:country="CN">
      <number:number number:decimal-places="2" number:min-integer-digits="1" number:grouping="true"/>
    </number:number-style>
    <number:number-style style:name="N5146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5146P0"/>
    </number:number-style>
    <number:number-style style:name="N5150P0" style:volatile="true" number:language="zh" number:country="CN">
      <number:number number:decimal-places="0" number:min-integer-digits="1" number:grouping="true"/>
      <number:text> </number:text>
    </number:number-style>
    <number:number-style style:name="N5150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50P2" style:volatile="true" number:language="zh" number:country="CN">
      <number:text> - </number:text>
    </number:number-style>
    <number:text-style style:name="N5150" number:language="zh" number:country="CN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54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54P2" style:volatile="true" number:language="zh" number:country="CN">
      <number:text> ￥- </number:text>
    </number:number-style>
    <number:text-style style:name="N5154" number:language="zh" number:country="CN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number-style style:name="N5158P0" style:volatile="true" number:language="zh" number:country="CN">
      <number:number number:decimal-places="2" number:min-integer-digits="1" number:grouping="true"/>
      <number:text> </number:text>
    </number:number-style>
    <number:number-style style:name="N5158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58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58" number:language="zh" number:country="CN">
      <number:text-content/>
      <number:text> </number:text>
      <style:map style:condition="value()&gt;0" style:apply-style-name="N5158P0"/>
      <style:map style:condition="value()&lt;0" style:apply-style-name="N5158P1"/>
      <style:map style:condition="value()=0" style:apply-style-name="N5158P2"/>
    </number:text-style>
    <number:number-style style:name="N5162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62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62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62" number:language="zh" number:country="CN"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time-style style:name="N5163" number:language="zh" number:country="CN">
      <number:minutes number:style="long"/>
      <number:text>:</number:text>
      <number:seconds number:style="long"/>
    </number:time-style>
    <number:time-style style:name="N5164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65" number:language="zh" number:country="CN">
      <number:minutes number:style="long"/>
      <number:text>:</number:text>
      <number:seconds number:style="long" number:decimal-places="1"/>
    </number:time-style>
    <number:number-style style:name="N5166" number:language="zh" number:country="CN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9" style:display-name="ConditionalStyle_9" style:family="table-cell" style:parent-style-name="Default">
      <style:table-cell-properties fo:background-color="#ffff00"/>
    </style:style>
    <style:style style:name="ConditionalStyle_5f_10" style:display-name="ConditionalStyle_10" style:family="table-cell" style:parent-style-name="Default">
      <style:table-cell-properties fo:background-color="#339933"/>
    </style:style>
    <style:style style:name="ConditionalStyle_5f_8" style:display-name="ConditionalStyle_8" style:family="table-cell" style:parent-style-name="Default">
      <style:table-cell-properties fo:background-color="#c00000"/>
    </style:style>
    <style:style style:name="ConditionalStyle_5f_7" style:display-name="ConditionalStyle_7" style:family="table-cell" style:parent-style-name="Default">
      <style:table-cell-properties fo:background-color="#00b05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c00000"/>
    </style:style>
    <style:style style:name="ConditionalStyle_5f_4" style:display-name="ConditionalStyle_4" style:family="table-cell" style:parent-style-name="Default">
      <style:table-cell-properties fo:background-color="#00b050"/>
    </style:style>
    <style:style style:name="ConditionalStyle_5f_3" style:display-name="ConditionalStyle_3" style:family="table-cell" style:parent-style-name="Default">
      <style:table-cell-properties fo:background-color="#00b0f0"/>
    </style:style>
    <style:style style:name="ConditionalStyle_5f_2" style:display-name="ConditionalStyle_2" style:family="table-cell" style:parent-style-name="Default">
      <style:table-cell-properties fo:background-color="#ffff00"/>
    </style:style>
    <style:style style:name="ConditionalStyle_5f_1" style:display-name="ConditionalStyle_1" style:family="table-cell" style:parent-style-name="Default">
      <style:table-cell-properties fo:background-color="#3399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012／02／28</text:date>, <text:time>23:41:1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Port_20_Plan" style:display-name="PageStyle_Port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ing_20_Plan" style:display-name="PageStyle_Testing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_20_Plan" style:display-name="PageStyle_Doc 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28T23:41:17</dc:date>
    <dc:creator>gyx </dc:creator>
    <meta:generator>LibreOffice/3.4$Linux LibreOffice_project/340m1$Build-402</meta:generator>
    <meta:editing-duration>PT2H55M23S</meta:editing-duration>
    <meta:editing-cycles>11</meta:editing-cycles>
    <meta:document-statistic meta:table-count="3" meta:cell-count="319" meta:object-count="0"/>
  </office:meta>
</office:document-meta>
</file>